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language="fr" fo:country="FR" style:font-size-asian="16pt"/>
    </style:style>
    <style:style style:name="P2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3" style:family="paragraph" style:parent-style-name="Standard">
      <style:text-properties fo:text-transform="uppercase" fo:font-size="14pt" fo:language="fr" fo:country="FR" style:font-size-asian="14pt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6" style:family="paragraph" style:parent-style-name="Standard">
      <style:text-properties fo:font-size="14pt" fo:language="fr" fo:country="FR" officeooo:rsid="002b5a5b" officeooo:paragraph-rsid="002ff189" style:font-size-asian="14pt"/>
    </style:style>
    <style:style style:name="P7" style:family="paragraph" style:parent-style-name="Standard">
      <style:text-properties fo:font-size="14pt" fo:language="fr" fo:country="FR" officeooo:paragraph-rsid="002ff189" style:font-size-asian="14pt"/>
    </style:style>
    <style:style style:name="P8" style:family="paragraph" style:parent-style-name="Standard">
      <style:text-properties fo:font-size="14pt" fo:language="fr" fo:country="FR" officeooo:paragraph-rsid="0041557a" style:font-size-asian="14pt"/>
    </style:style>
    <style:style style:name="P9" style:family="paragraph" style:parent-style-name="Standard">
      <style:text-properties fo:font-size="14pt" fo:language="en" fo:country="US" officeooo:rsid="002b5a5b" officeooo:paragraph-rsid="002ff189" style:font-size-asian="14pt"/>
    </style:style>
    <style:style style:name="P10" style:family="paragraph" style:parent-style-name="Standard">
      <style:text-properties fo:font-size="14pt" fo:language="en" fo:country="US" officeooo:rsid="002b5a5b" officeooo:paragraph-rsid="00420347" style:font-size-asian="14pt"/>
    </style:style>
    <style:style style:name="P11" style:family="paragraph" style:parent-style-name="Standard">
      <style:text-properties fo:font-size="14pt" fo:language="en" fo:country="US" officeooo:rsid="003058d8" officeooo:paragraph-rsid="002ff189" style:font-size-asian="14pt"/>
    </style:style>
    <style:style style:name="P12" style:family="paragraph" style:parent-style-name="Standard">
      <style:text-properties officeooo:paragraph-rsid="002ff189"/>
    </style:style>
    <style:style style:name="P13" style:family="paragraph" style:parent-style-name="Standard">
      <loext:graphic-properties draw:fill="solid" draw:fill-color="#9cc2e5"/>
      <style:paragraph-properties fo:background-color="#9cc2e5"/>
      <style:text-properties officeooo:paragraph-rsid="00348b21"/>
    </style:style>
    <style:style style:name="P14" style:family="paragraph" style:parent-style-name="Standard">
      <style:text-properties officeooo:paragraph-rsid="00420347"/>
    </style:style>
    <style:style style:name="P15" style:family="paragraph" style:parent-style-name="Standard">
      <loext:graphic-properties draw:fill="solid" draw:fill-color="#9cc2e5"/>
      <style:paragraph-properties fo:background-color="#9cc2e5"/>
      <style:text-properties officeooo:paragraph-rsid="00420347"/>
    </style:style>
    <style:style style:name="P16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20347"/>
    </style:style>
    <style:style style:name="P17" style:family="paragraph" style:parent-style-name="List_20_Paragraph" style:list-style-name="WWNum1">
      <style:text-properties fo:font-size="14pt" fo:language="fr" fo:country="FR" officeooo:rsid="002970a3" officeooo:paragraph-rsid="0041557a" style:font-size-asian="14pt"/>
    </style:style>
    <style:style style:name="P18" style:family="paragraph" style:parent-style-name="List_20_Paragraph" style:list-style-name="WWNum1">
      <style:text-properties fo:font-size="14pt" fo:language="fr" fo:country="FR" officeooo:rsid="002970a3" officeooo:paragraph-rsid="00420347" style:font-size-asian="14pt"/>
    </style:style>
    <style:style style:name="P19" style:family="paragraph" style:parent-style-name="List_20_Paragraph" style:list-style-name="WWNum1">
      <style:text-properties fo:font-size="14pt" fo:language="fr" fo:country="FR" officeooo:rsid="0041704f" officeooo:paragraph-rsid="0043b33f" style:font-size-asian="14pt"/>
    </style:style>
    <style:style style:name="P20" style:family="paragraph" style:parent-style-name="List_20_Paragraph" style:list-style-name="WWNum1">
      <style:text-properties fo:font-size="14pt" fo:language="fr" fo:country="FR" officeooo:rsid="0041704f" officeooo:paragraph-rsid="0041704f" style:font-size-asian="14pt"/>
    </style:style>
    <style:style style:name="P21" style:family="paragraph" style:parent-style-name="List_20_Paragraph" style:list-style-name="WWNum1">
      <style:text-properties fo:font-size="14pt" fo:language="fr" fo:country="FR" officeooo:rsid="0045a478" officeooo:paragraph-rsid="0045a478" style:font-size-asian="14pt"/>
    </style:style>
    <style:style style:name="P22" style:family="paragraph" style:parent-style-name="List_20_Paragraph" style:list-style-name="WWNum1">
      <style:text-properties fo:font-size="14pt" fo:language="fr" fo:country="FR" officeooo:paragraph-rsid="0041704f" style:font-size-asian="14pt"/>
    </style:style>
    <style:style style:name="P23" style:family="paragraph" style:parent-style-name="List_20_Paragraph" style:list-style-name="WWNum1">
      <style:text-properties fo:font-size="14pt" fo:language="fr" fo:country="FR" officeooo:paragraph-rsid="00420347" style:font-size-asian="14pt"/>
    </style:style>
    <style:style style:name="P24" style:family="paragraph" style:parent-style-name="List_20_Paragraph" style:list-style-name="WWNum1">
      <style:text-properties fo:font-size="14pt" fo:language="fr" fo:country="FR" officeooo:paragraph-rsid="004688d0" style:font-size-asian="14pt"/>
    </style:style>
    <style:style style:name="P25" style:family="paragraph" style:parent-style-name="List_20_Paragraph" style:list-style-name="WWNum1">
      <style:text-properties fo:font-size="14pt" fo:language="fr" fo:country="FR" officeooo:paragraph-rsid="0046ee77" style:font-size-asian="14pt"/>
    </style:style>
    <style:style style:name="P26" style:family="paragraph" style:parent-style-name="List_20_Paragraph" style:list-style-name="WWNum1">
      <style:text-properties fo:font-size="14pt" fo:language="fr" fo:country="FR" officeooo:rsid="0046ee77" officeooo:paragraph-rsid="0046ee77" style:font-size-asian="14pt"/>
    </style:style>
    <style:style style:name="P27" style:family="paragraph" style:parent-style-name="List_20_Paragraph" style:list-style-name="WWNum1">
      <style:text-properties fo:font-size="14pt" fo:language="fr" fo:country="FR" officeooo:rsid="0046ef5a" officeooo:paragraph-rsid="0046ef5a" style:font-size-asian="14pt"/>
    </style:style>
    <style:style style:name="P28" style:family="paragraph" style:parent-style-name="List_20_Paragraph" style:list-style-name="WWNum1">
      <style:text-properties fo:font-size="14pt" fo:language="fr" fo:country="FR" officeooo:rsid="00490587" officeooo:paragraph-rsid="00490587" style:font-size-asian="14pt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30" style:family="paragraph" style:parent-style-name="Standard">
      <style:text-properties fo:font-size="14pt" style:font-size-asian="14pt" style:font-size-complex="14pt"/>
    </style:style>
    <style:style style:name="P31" style:family="paragraph" style:parent-style-name="Standard" style:list-style-name="L1">
      <style:text-properties fo:font-size="14pt" officeooo:paragraph-rsid="0050874b" style:font-size-asian="14pt" style:font-size-complex="14pt"/>
    </style:style>
    <style:style style:name="P32" style:family="paragraph" style:parent-style-name="Standard" style:list-style-name="L2">
      <style:text-properties fo:font-size="14pt" officeooo:paragraph-rsid="0050d530" style:font-size-asian="14pt" style:font-size-complex="14pt"/>
    </style:style>
    <style:style style:name="P33" style:family="paragraph" style:parent-style-name="Standard">
      <loext:graphic-properties draw:fill="solid" draw:fill-color="#9cc2e5"/>
      <style:paragraph-properties fo:background-color="#9cc2e5"/>
      <style:text-properties fo:font-size="14pt" officeooo:paragraph-rsid="0050d530" style:font-size-asian="14pt" style:font-size-complex="14pt"/>
    </style:style>
    <style:style style:name="P34" style:family="paragraph" style:parent-style-name="Standard" style:list-style-name="L5">
      <style:text-properties fo:font-size="14pt" officeooo:paragraph-rsid="0050d530" style:font-size-asian="14pt" style:font-size-complex="14pt"/>
    </style:style>
    <style:style style:name="P35" style:family="paragraph" style:parent-style-name="Standard" style:list-style-name="L4">
      <style:text-properties fo:font-size="14pt" officeooo:paragraph-rsid="0050d530" style:font-size-asian="14pt" style:font-size-complex="14pt"/>
    </style:style>
    <style:style style:name="P36" style:family="paragraph" style:parent-style-name="Standard" style:list-style-name="L3">
      <style:text-properties fo:font-size="14pt" officeooo:paragraph-rsid="0050d530" style:font-size-asian="14pt" style:font-size-complex="14pt"/>
    </style:style>
    <style:style style:name="P37" style:family="paragraph" style:parent-style-name="Standard">
      <style:text-properties fo:font-size="14pt" fo:language="en" fo:country="US" officeooo:paragraph-rsid="0040cf8a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officeooo:paragraph-rsid="0050874b"/>
    </style:style>
    <style:style style:name="P39" style:family="paragraph">
      <style:text-properties fo:font-size="14pt" fo:language="fr" fo:country="FR" style:font-size-asian="14pt" style:font-size-complex="14pt"/>
    </style:style>
    <style:style style:name="P40" style:family="paragraph">
      <style:text-properties fo:font-size="14pt" style:font-size-asian="14pt" style:font-size-complex="14pt"/>
    </style:style>
    <style:style style:name="P41" style:family="paragraph">
      <style:text-properties fo:font-size="14pt" fo:language="en" fo:country="US" style:font-size-asian="14pt" style:font-size-complex="14pt"/>
    </style:style>
    <style:style style:name="P42" style:family="paragraph" style:parent-style-name="Standard">
      <loext:graphic-properties draw:fill="solid" draw:fill-color="#9cc2e5"/>
      <style:paragraph-properties fo:break-before="page" fo:background-color="#9cc2e5"/>
      <style:text-properties fo:font-size="14pt" officeooo:paragraph-rsid="0050874b" style:font-size-asian="14pt" style:font-size-complex="14pt"/>
    </style:style>
    <style:style style:name="P43" style:family="paragraph" style:parent-style-name="Standard">
      <loext:graphic-properties draw:fill="solid" draw:fill-color="#9cc2e5"/>
      <style:paragraph-properties fo:break-before="page" fo:background-color="#9cc2e5"/>
      <style:text-properties fo:font-size="14pt" officeooo:paragraph-rsid="0050d530" style:font-size-asian="14pt" style:font-size-complex="14pt"/>
    </style:style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40cf8a" style:font-size-asian="20pt" style:font-weight-asian="bold"/>
    </style:style>
    <style:style style:name="T3" style:family="text">
      <style:text-properties fo:color="#ffffff" loext:opacity="100%" fo:font-size="14pt" fo:language="fr" fo:country="FR" fo:font-weight="bold" style:font-size-asian="14pt" style:font-weight-asian="bold"/>
    </style:style>
    <style:style style:name="T4" style:family="text">
      <style:text-properties fo:color="#ffffff" loext:opacity="100%" fo:font-size="14pt" fo:language="fr" fo:country="FR" fo:font-weight="bold" officeooo:rsid="003c62f3" style:font-size-asian="14pt" style:font-weight-asian="bold"/>
    </style:style>
    <style:style style:name="T5" style:family="text">
      <style:text-properties fo:color="#ffffff" loext:opacity="100%" fo:font-size="14pt" fo:language="fr" fo:country="FR" fo:font-weight="bold" officeooo:rsid="00420347" style:font-size-asian="14pt" style:font-weight-asian="bold"/>
    </style:style>
    <style:style style:name="T6" style:family="text">
      <style:text-properties fo:color="#ffffff" loext:opacity="100%" fo:font-size="14pt" fo:language="fr" fo:country="FR" fo:font-style="italic" fo:font-weight="bold" style:font-size-asian="14pt" style:font-style-asian="italic" style:font-weight-asian="bold"/>
    </style:style>
    <style:style style:name="T7" style:family="text">
      <style:text-properties fo:color="#ffffff" loext:opacity="100%" fo:font-size="14pt" fo:language="fr" fo:country="FR" fo:font-style="italic" fo:font-weight="bold" officeooo:rsid="0022f5d5" style:font-size-asian="14pt" style:font-style-asian="italic" style:font-weight-asian="bold"/>
    </style:style>
    <style:style style:name="T8" style:family="text">
      <style:text-properties fo:color="#ffffff" loext:opacity="100%" fo:font-size="14pt" fo:language="fr" fo:country="FR" fo:font-style="italic" fo:font-weight="bold" officeooo:rsid="00280a7d" style:font-size-asian="14pt" style:font-style-asian="italic" style:font-weight-asian="bold"/>
    </style:style>
    <style:style style:name="T9" style:family="text">
      <style:text-properties fo:color="#ffffff" loext:opacity="100%" fo:font-size="14pt" fo:language="fr" fo:country="FR" fo:font-style="italic" fo:font-weight="bold" officeooo:rsid="0041557a" style:font-size-asian="14pt" style:font-style-asian="italic" style:font-weight-asian="bold"/>
    </style:style>
    <style:style style:name="T10" style:family="text">
      <style:text-properties fo:color="#ffffff" loext:opacity="100%" fo:font-size="14pt" fo:language="fr" fo:country="FR" fo:font-style="italic" fo:font-weight="bold" officeooo:rsid="00420347" style:font-size-asian="14pt" style:font-style-asian="italic" style:font-weight-asian="bold"/>
    </style:style>
    <style:style style:name="T11" style:family="text">
      <style:text-properties fo:color="#ffffff" loext:opacity="100%" fo:font-size="14pt" fo:language="fr" fo:country="FR" fo:font-style="italic" fo:font-weight="bold" officeooo:rsid="0050874b" style:font-size-asian="14pt" style:font-style-asian="italic" style:font-weight-asian="bold"/>
    </style:style>
    <style:style style:name="T12" style:family="text">
      <style:text-properties fo:color="#ffffff" loext:opacity="100%" fo:language="fr" fo:country="FR" fo:font-weight="bold" style:font-weight-asian="bold"/>
    </style:style>
    <style:style style:name="T13" style:family="text">
      <style:text-properties fo:color="#ffffff" loext:opacity="100%" fo:language="fr" fo:country="FR" fo:font-weight="bold" officeooo:rsid="003c62f3" style:font-weight-asian="bold"/>
    </style:style>
    <style:style style:name="T14" style:family="text">
      <style:text-properties fo:color="#ffffff" loext:opacity="100%" fo:language="fr" fo:country="FR" fo:font-weight="bold" officeooo:rsid="00420347" style:font-weight-asian="bold"/>
    </style:style>
    <style:style style:name="T15" style:family="text">
      <style:text-properties fo:color="#ffffff" loext:opacity="100%" fo:language="fr" fo:country="FR" fo:font-style="italic" fo:font-weight="bold" style:font-style-asian="italic" style:font-weight-asian="bold"/>
    </style:style>
    <style:style style:name="T16" style:family="text">
      <style:text-properties fo:color="#ffffff" loext:opacity="100%" fo:language="fr" fo:country="FR" fo:font-style="italic" fo:font-weight="bold" officeooo:rsid="0050874b" style:font-style-asian="italic" style:font-weight-asian="bold"/>
    </style:style>
    <style:style style:name="T17" style:family="text">
      <style:text-properties fo:color="#ffffff" loext:opacity="100%" fo:language="fr" fo:country="FR" fo:font-style="italic" fo:font-weight="bold" officeooo:rsid="0041557a" style:font-style-asian="italic" style:font-weight-asian="bold"/>
    </style:style>
    <style:style style:name="T18" style:family="text">
      <style:text-properties fo:color="#ffffff" loext:opacity="100%" fo:language="fr" fo:country="FR" fo:font-style="italic" fo:font-weight="bold" officeooo:rsid="00420347" style:font-style-asian="italic" style:font-weight-asian="bold"/>
    </style:style>
    <style:style style:name="T19" style:family="text">
      <style:text-properties fo:font-size="14pt" fo:language="fr" fo:country="FR" style:font-size-asian="14pt"/>
    </style:style>
    <style:style style:name="T20" style:family="text">
      <style:text-properties fo:font-size="14pt" fo:language="fr" fo:country="FR" officeooo:rsid="00280a7d" style:font-size-asian="14pt"/>
    </style:style>
    <style:style style:name="T21" style:family="text">
      <style:text-properties fo:font-size="14pt" fo:language="fr" fo:country="FR" officeooo:rsid="002b5a5b" style:font-size-asian="14pt"/>
    </style:style>
    <style:style style:name="T22" style:family="text">
      <style:text-properties fo:font-size="14pt" fo:language="fr" fo:country="FR" officeooo:rsid="002ff189" style:font-size-asian="14pt"/>
    </style:style>
    <style:style style:name="T23" style:family="text">
      <style:text-properties fo:font-size="14pt" fo:language="fr" fo:country="FR" officeooo:rsid="0041557a" style:font-size-asian="14pt"/>
    </style:style>
    <style:style style:name="T24" style:family="text">
      <style:text-properties fo:font-size="14pt" fo:language="fr" fo:country="FR" officeooo:rsid="0041704f" style:font-size-asian="14pt"/>
    </style:style>
    <style:style style:name="T25" style:family="text">
      <style:text-properties fo:font-size="14pt" fo:language="fr" fo:country="FR" officeooo:rsid="004688d0" style:font-size-asian="14pt"/>
    </style:style>
    <style:style style:name="T26" style:family="text">
      <style:text-properties fo:font-size="14pt" fo:language="en" fo:country="US" officeooo:rsid="002b5a5b" style:font-size-asian="14pt"/>
    </style:style>
    <style:style style:name="T27" style:family="text">
      <style:text-properties fo:font-size="14pt" fo:language="en" fo:country="US" officeooo:rsid="002ff189" style:font-size-asian="14pt"/>
    </style:style>
    <style:style style:name="T28" style:family="text">
      <style:text-properties fo:font-size="14pt" fo:language="en" fo:country="US" officeooo:rsid="003058d8" style:font-size-asian="14pt"/>
    </style:style>
    <style:style style:name="T29" style:family="text">
      <style:text-properties fo:font-size="14pt" fo:language="en" fo:country="US" officeooo:rsid="0041704f" style:font-size-asian="14pt"/>
    </style:style>
    <style:style style:name="T30" style:family="text">
      <style:text-properties fo:font-size="14pt" fo:language="en" fo:country="US" officeooo:rsid="0043b33f" style:font-size-asian="14pt"/>
    </style:style>
    <style:style style:name="T31" style:family="text">
      <style:text-properties fo:font-size="14pt" fo:language="en" fo:country="US" officeooo:rsid="0045a478" style:font-size-asian="14pt"/>
    </style:style>
    <style:style style:name="T32" style:family="text">
      <style:text-properties fo:font-size="14pt" fo:language="en" fo:country="US" officeooo:rsid="004688d0" style:font-size-asian="14pt"/>
    </style:style>
    <style:style style:name="T33" style:family="text">
      <style:text-properties fo:font-size="14pt" fo:language="en" fo:country="US" officeooo:rsid="0046ee77" style:font-size-asian="14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4pt" officeooo:rsid="0050874b" style:font-size-asian="14pt" style:font-size-complex="14pt"/>
    </style:style>
    <style:style style:name="T36" style:family="text">
      <style:text-properties officeooo:rsid="0041557a"/>
    </style:style>
    <style:style style:name="T37" style:family="text">
      <style:text-properties officeooo:rsid="00439f98"/>
    </style:style>
    <style:style style:name="T38" style:family="text">
      <style:text-properties officeooo:rsid="0043b33f"/>
    </style:style>
    <style:style style:name="T39" style:family="text">
      <style:text-properties officeooo:rsid="0045a478"/>
    </style:style>
    <style:style style:name="T40" style:family="text">
      <style:text-properties officeooo:rsid="00490587"/>
    </style:style>
    <style:style style:name="T41" style:family="text">
      <style:text-properties officeooo:rsid="0050874b"/>
    </style:style>
    <style:style style:name="T42" style:family="text">
      <style:text-properties fo:color="#6796e6" loext:opacity="100%"/>
    </style:style>
    <style:style style:name="T43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44" style:family="text">
      <style:text-properties fo:language="fr" fo:country="FR"/>
    </style:style>
    <style:style style:name="T45" style:family="text">
      <style:text-properties officeooo:rsid="0050d530"/>
    </style:style>
    <style:style style:name="T46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2"/>
      <text:p text:style-name="P2"/>
      <text:p text:style-name="P2"/>
      <text:p text:style-name="P2"/>
      <text:p text:style-name="P2"/>
      <text:p text:style-name="P2"/>
      <text:p text:style-name="P2">QCM CURSUS Cycle certifiant <text:span text:style-name="T41">Big Data :</text:span>Machine Learning et Deep Learning avec Python</text:p>
      <text:p text:style-name="P2"/>
      <text:p text:style-name="P1"/>
      <text:p text:style-name="P5">Questionnaire </text:p>
      <text:p text:style-name="P4">(Attention, PLUSIEURS RÉPONSES PEUVENT ÊTRE BONNES)</text:p>
      <text:p text:style-name="P38"><text:span text:style-name="T1">« </text:span><text:span text:style-name="T2">Text Mining par la pratique</text:span><text:span text:style-name="T1"> »</text:span></text:p>
      <text:p text:style-name="P3"/>
      <text:p text:style-name="P4"/>
      <text:p text:style-name="P42"><text:span text:style-name="T12">Question N°1</text:span><text:span text:style-name="T15"> (</text:span><text:bookmark text:name="ID0EDAA"/><text:span text:style-name="T16">Feature Engineering pour la représentation de texte</text:span><text:span text:style-name="T15">)</text:span></text:p>
      <text:p text:style-name="P30"><text:span text:style-name="T44">Pour utiliser des word embeddings (plongements de mots), on doit :</text:span></text:p>
      <text:list xml:id="list2881470855" text:style-name="L1">
        <text:list-item>
          <text:p text:style-name="P31">En récupérer pré-appris sur de très gros corpus.</text:p>
        </text:list-item>
        <text:list-item>
          <text:p text:style-name="P31">Les entraîner <text:span text:style-name="T41">depuis zéro </text:span>avec notre modèle.</text:p>
        </text:list-item>
        <text:list-item>
          <text:p text:style-name="P31">En récupérer pré-appris sur de très gros corpus puis les adapter à notre tâche.</text:p>
        </text:list-item>
        <text:list-item>
          <text:p text:style-name="P31">Une de autres réponses en fonction du contexte.</text:p>
        </text:list-item>
      </text:list>
      <text:p text:style-name="P30"><text:span text:style-name="T41">Bonne r</text:span>épons<text:span text:style-name="T41">e : 4.</text:span></text:p>
      <text:p text:style-name="Standard"/>
      <text:p text:style-name="P33"><text:span text:style-name="T12">Question N°</text:span><text:span text:style-name="T13">2</text:span><text:span text:style-name="T12"> </text:span><text:span text:style-name="T15">(</text:span><text:span text:style-name="T16">Feature Engineering pour la représentation de texte</text:span><text:span text:style-name="T15">)</text:span></text:p>
      <text:p text:style-name="P30"><text:span text:style-name="T44">Pour lemmatiser un mot, on le ramène à :</text:span></text:p>
      <text:list xml:id="list768543915" text:style-name="L2">
        <text:list-item>
          <text:p text:style-name="P32">sa racine (qui n'existe pas forcément en tant que mot)</text:p>
        </text:list-item>
        <text:list-item>
          <text:p text:style-name="P32">une forme référente (qui existe forcément en tant que mot)</text:p>
        </text:list-item>
      </text:list>
      <text:p text:style-name="P30"><text:span text:style-name="T45">Bonne réponse</text:span> : 2.</text:p>
      <text:p text:style-name="P37"/>
      <text:p text:style-name="P33"><text:span text:style-name="T12">Question N°</text:span><text:span text:style-name="T13">3</text:span><text:span text:style-name="T12"> </text:span><text:span text:style-name="T15">(</text:span><text:bookmark text:name="ID0ECAA"/><text:span text:style-name="T17">La similarité des textes et classification non supervisée</text:span><text:span text:style-name="T15">)</text:span></text:p>
      <text:p text:style-name="P30"><text:span text:style-name="T44">Quand tous les coûts d'opération sont fixés à 1 pour la distance de Levenshtein (ou distance d'édition), celle-ci peut-elle être strictement supérieure à la distance de Hamming ? Strictement inférieure ?</text:span></text:p>
      <text:list xml:id="list2844006705" text:style-name="L5">
        <text:list-item>
          <text:p text:style-name="P34">Strictement supérieure : oui, strictement inférieure : oui.</text:p>
        </text:list-item>
        <text:list-item>
          <text:p text:style-name="P34">Strictement supérieure : oui, strictement inférieure : non.</text:p>
        </text:list-item>
        <text:list-item>
          <text:p text:style-name="P34">Strictement supérieure : non, strictement inférieure : oui.</text:p>
        </text:list-item>
        <text:list-item>
          <text:p text:style-name="P34">Strictement supérieure : non, strictement inférieure : non.</text:p>
        </text:list-item>
      </text:list>
      <text:p text:style-name="P30"><text:span text:style-name="T45">Bonne réponse</text:span> : 3.</text:p>
      <text:p text:style-name="P43"><text:span text:style-name="T12">Question N°</text:span><text:span text:style-name="T13">4</text:span><text:span text:style-name="T12"> </text:span><text:span text:style-name="T15">(</text:span><text:span text:style-name="T18">Natural Language Processing et Deep Learning</text:span><text:span text:style-name="T15">)</text:span></text:p>
      <text:p text:style-name="P30"><text:span text:style-name="T46">Pour éviter les gradients qui disparaissent dans un RNN, quelles sont les méthodes efficaces parmi les 4 méthodes suivantes :</text:span></text:p>
      <text:list xml:id="list343329867" text:style-name="L4">
        <text:list-item>
          <text:p text:style-name="P35">Les réseaux bidirectionnels</text:p>
        </text:list-item>
        <text:list-item>
          <text:p text:style-name="P35">Les LSTMs</text:p>
        </text:list-item>
        <text:list-item>
          <text:p text:style-name="P35">Le gradient clipping (écrêtage de gradient)</text:p>
        </text:list-item>
        <text:list-item>
          <text:p text:style-name="P35">L'initialisation orthogonale des matrices de poids</text:p>
        </text:list-item>
      </text:list>
      <text:p text:style-name="P30"><text:span text:style-name="T45">Bonnes réponses </text:span>: 1, 2, 4.</text:p>
      <text:p text:style-name="Standard"/>
      <text:p text:style-name="P33"><text:span text:style-name="T12">Question N°</text:span><text:span text:style-name="T14">5</text:span><text:span text:style-name="T12"> </text:span><text:span text:style-name="T15">(</text:span><text:bookmark text:name="ID0EAAA"/><text:span text:style-name="T18">Natural Language Processing et Deep Learning</text:span><text:span text:style-name="T15">)</text:span></text:p>
      <text:p text:style-name="P30"><text:span text:style-name="T46">Dans le modèle « sequence to sequence » classique, comment est représentée le texte d'entrée après l'encodage ?</text:span></text:p>
      <text:list xml:id="list2003168058" text:style-name="L3">
        <text:list-item>
          <text:p text:style-name="P36">Par un vecteur par élément d'entrée</text:p>
        </text:list-item>
        <text:list-item>
          <text:p text:style-name="P36">Par un vecteur pour l'entrée entière</text:p>
        </text:list-item>
      </text:list>
      <text:p text:style-name="P30"><text:span text:style-name="T45">Bonne réponse </text:span>: 2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ntact eqinity</meta:initial-creator>
    <meta:editing-cycles>40</meta:editing-cycles>
    <meta:creation-date>2016-05-19T10:49:00</meta:creation-date>
    <dc:date>2021-07-19T21:44:34.110010643</dc:date>
    <meta:editing-duration>PT4H9M33S</meta:editing-duration>
    <meta:generator>LibreOffice/7.1.4.2$Linux_X86_64 LibreOffice_project/10$Build-2</meta:generator>
    <meta:document-statistic meta:table-count="0" meta:image-count="0" meta:object-count="0" meta:page-count="3" meta:paragraph-count="35" meta:word-count="316" meta:character-count="1942" meta:non-whitespace-character-count="167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